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rograma01" table:style-name="ta1">
        <table:table-column table:style-name="co1" table:number-columns-repeated="4" table:default-cell-style-name="ce6"/>
        <table:table-row table:style-name="ro1">
          <table:table-cell table:style-name="ce5" office:value-type="string" calcext:value-type="string">
            <text:p>Aluno:</text:p>
          </table:table-cell>
          <table:table-cell table:style-name="ce5" office:value-type="string" calcext:value-type="string">
            <text:p>Pedro Borras Souto</text:p>
          </table:table-cell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Matricula:</text:p>
          </table:table-cell>
          <table:table-cell table:style-name="ce5" office:value-type="float" office:value="20250019554" calcext:value-type="float">
            <text:p>20250019554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</table:table>
      <table:table table:name="Programa02" table:style-name="ta1">
        <table:table-column table:style-name="co1" table:number-columns-repeated="4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rograma03" table:style-name="ta1">
        <table:table-column table:style-name="co1" table:number-columns-repeated="3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Programa04" table:style-name="ta1">
        <table:table-column table:style-name="co1" table:number-columns-repeated="3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</table:table>
      <table:table table:name="Programa05" table:style-name="ta1">
        <table:table-column table:style-name="co1" table:number-columns-repeated="4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rograma06" table:style-name="ta1">
        <table:table-column table:style-name="co1" table:number-columns-repeated="4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Programa07" table:style-name="ta1">
        <table:table-column table:style-name="co1" table:number-columns-repeated="3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rograma08" table:style-name="ta1">
        <table:table-column table:style-name="co1" table:number-columns-repeated="3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rograma09" table:style-name="ta1">
        <table:table-column table:style-name="co1" table:number-columns-repeated="3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Programa10" table:style-name="ta1">
        <table:table-column table:style-name="co1" table:number-columns-repeated="5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</table:table>
      <table:table table:name="Programa11" table:style-name="ta1">
        <table:table-column table:style-name="co1" table:number-columns-repeated="4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LA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</table:table>
      <table:table table:name="Programa12" table:style-name="ta1">
        <table:table-column table:style-name="co1" table:number-columns-repeated="3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</table:table>
      <table:table table:name="Programa13" table:style-name="ta1">
        <table:table-column table:style-name="co1" table:number-columns-repeated="2" table:default-cell-style-name="ce6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3T19:56:00.000919307</meta:creation-date>
    <dc:date>2025-12-04T21:44:23.403118358</dc:date>
    <meta:editing-duration>PT22M29S</meta:editing-duration>
    <meta:editing-cycles>6</meta:editing-cycles>
    <meta:generator>LibreOffice/7.3.7.2$Linux_X86_64 LibreOffice_project/30$Build-2</meta:generator>
    <meta:document-statistic meta:table-count="13" meta:cell-count="286" meta:object-count="0"/>
  </office:meta>
</office:document-meta>
</file>